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1847in" fo:keep-together="auto"/>
    </style:style>
    <style:style style:name="Table1.4" style:family="table-row">
      <style:table-row-properties style:min-row-height="2.2333in" fo:keep-together="auto"/>
    </style:style>
    <style:style style:name="Table2" style:family="table">
      <style:table-properties style:width="6.6931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3.3458in"/>
    </style:style>
    <style:style style:name="Table2.B" style:family="table-column">
      <style:table-column-properties style:column-width="3.34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2.2333in" fo:keep-together="auto"/>
    </style:style>
    <style:style style:name="Table3" style:family="table">
      <style:table-properties style:width="6.6931in" fo:margin-left="-0.0347in" fo:margin-top="0in" fo:margin-bottom="0in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34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3.4" style:family="table-row">
      <style:table-row-properties style:min-row-height="2.2333in" fo:keep-together="auto"/>
    </style:style>
    <style:style style:name="Table4" style:family="table">
      <style:table-properties style:width="6.6931in" fo:margin-left="-0.0347in" fo:margin-top="0in" fo:margin-bottom="0in" table:align="left"/>
    </style:style>
    <style:style style:name="Table4.A" style:family="table-column">
      <style:table-column-properties style:column-width="3.3458in"/>
    </style:style>
    <style:style style:name="Table4.B" style:family="table-column">
      <style:table-column-properties style:column-width="3.34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785in" fo:padding-right="0.075in" fo:padding-top="0in" fo:padding-bottom="0in" fo:border="0.5pt solid #000000"/>
    </style:style>
    <style:style style:name="Table4.4" style:family="table-row">
      <style:table-row-properties style:min-row-height="2.2333in" fo:keep-together="auto"/>
    </style:style>
    <style:style style:name="Table5" style:family="table">
      <style:table-properties style:width="6.6931in" fo:margin-left="-0.0347in" fo:margin-top="0in" fo:margin-bottom="0in" table:align="left"/>
    </style:style>
    <style:style style:name="Table5.A" style:family="table-column">
      <style:table-column-properties style:column-width="3.3458in"/>
    </style:style>
    <style:style style:name="Table5.B" style:family="table-column">
      <style:table-column-properties style:column-width="3.3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5.4" style:family="table-row">
      <style:table-row-properties style:min-row-height="2.2333in" fo:keep-together="auto"/>
    </style:style>
    <style:style style:name="Table6" style:family="table">
      <style:table-properties style:width="6.6931in" fo:margin-left="-0.0347in" fo:margin-top="0in" fo:margin-bottom="0in" table:align="left"/>
    </style:style>
    <style:style style:name="Table6.A" style:family="table-column">
      <style:table-column-properties style:column-width="3.3458in"/>
    </style:style>
    <style:style style:name="Table6.B" style:family="table-column">
      <style:table-column-properties style:column-width="3.3465in"/>
    </style:style>
    <style:style style:name="Table6.1" style:family="table-row">
      <style:table-row-properties style:min-row-height="0.2639in"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" style:family="table-cell">
      <style:table-cell-properties fo:padding-left="0.0785in" fo:padding-right="0.075in" fo:padding-top="0in" fo:padding-bottom="0in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2.2333in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6.6931in" fo:margin-left="-0.0347in" fo:margin-top="0in" fo:margin-bottom="0in" table:align="left"/>
    </style:style>
    <style:style style:name="Table7.A" style:family="table-column">
      <style:table-column-properties style:column-width="3.3458in"/>
    </style:style>
    <style:style style:name="Table7.B" style:family="table-column">
      <style:table-column-properties style:column-width="3.3465in"/>
    </style:style>
    <style:style style:name="Table7.1" style:family="table-row">
      <style:table-row-properties style:min-row-height="0.2639in"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B1" style:family="table-cell">
      <style:table-cell-properties fo:padding-left="0.0785in" fo:padding-right="0.075in" fo:padding-top="0in" fo:padding-bottom="0in" fo:border="0.5pt solid #000000"/>
    </style:style>
    <style:style style:name="Table7.2" style:family="table-row">
      <style:table-row-properties style:min-row-height="0.5493in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2.2333in" fo:keep-together="auto"/>
    </style:style>
    <style:style style:name="Table7.5" style:family="table-row">
      <style:table-row-properties fo:keep-together="auto"/>
    </style:style>
    <style:style style:name="P1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>
      <style:paragraph-properties fo:margin-left="0.5in" fo:margin-right="0in" fo:orphans="0" fo:widows="0" fo:text-indent="0in" style:auto-text-indent="false"/>
    </style:style>
    <style:style style:name="P13" style:family="paragraph" style:parent-style-name="Standard" style:master-page-name="Standard">
      <style:paragraph-properties fo:line-height="115%" fo:orphans="0" fo:widows="0" style:page-number="1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style:text-underline-style="none"/>
    </style:style>
    <style:style style:name="T7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<text:span text:style-name="T1">App Idea: Personal Health and Wellness Tracker</text:span></text:p>
      <text:p text:style-name="P1"/>
      <text:p text:style-name="P2"><text:span text:style-name="T1">Description:</text:span></text:p>
      <text:p text:style-name="P2"><text:span text:style-name="T1">A comprehensive health and wellness tracker that allows users to monitor various aspects of their health, set personal fitness goals, track nutrition, manage mental well-being mood tracking, and receive personalized health tips. The app will support CRUD operations for tracking diet, exercise routines, mood.</text:span></text:p>
      <text:p text:style-name="P1"/>
      <text:p text:style-name="P2"><text:span text:style-name="T1">Functional Screens:</text:span></text:p>
      <text:p text:style-name="P2"><text:span text:style-name="T1"><text:s text:c="4"/>Splash Screen - A welcoming screen with app branding.</text:span></text:p>
      <text:p text:style-name="P2"><text:span text:style-name="T1"><text:s text:c="4"/>Dashboard/Home Screen - Overview of daily health and wellness metrics, quick access to track diet, exercise.</text:span></text:p>
      <text:p text:style-name="P2"><text:span text:style-name="T1"><text:s text:c="4"/>Health &amp; Fitness Tracking Screen - Users can log exercises, set goals, and track progress. Supports CRUD operations for fitness routines.</text:span></text:p>
      <text:p text:style-name="P2"><text:span text:style-name="T1"><text:s text:c="4"/>Nutrition Tracking Screen - Allows users to log food intake, view nutritional information, and track dietary goals. Supports CRUD operations for dietary logs.</text:span></text:p>
      <text:p text:style-name="P2"><text:span text:style-name="T1"><text:s text:c="4"/>Settings &amp; Personalization Screen - Manage account settings, app preferences (like dark mode, language), and view health tips </text:span></text:p>
      <text:p text:style-name="P1"/>
      <text:p text:style-name="P2"><text:span text:style-name="T1">Mandatory Optional Project Components (Choosing at Least 3):</text:span></text:p>
      <text:p text:style-name="P1"/>
      <text:p text:style-name="P2"><text:span text:style-name="T1"><text:s text:c="4"/>Accessibility Support: Implement content reading for visually impaired users and ensure sufficient contrast </text:span></text:p>
      <text:p text:style-name="P2"><text:span text:style-name="T1"><text:s text:c="4"/>Location-Based Services: Use GPS for outdoor exercise tracking </text:span></text:p>
      <text:p text:style-name="P2"><text:span text:style-name="T1"><text:s text:c="4"/>Firebase Services </text:span></text:p>
      <text:p text:style-name="P2"><text:span text:style-name="T1"><text:s text:c="4"/>Camera to scan bar-codes</text:span></text:p>
      <text:p text:style-name="P2"><text:span text:style-name="T1">Bonus Tasks Potential:</text:span></text:p>
      <text:p text:style-name="P1"><text:soft-page-break/></text:p>
      <text:p text:style-name="P2"><text:span text:style-name="T1"><text:s text:c="4"/>Test Coverage: Implement unit tests for the business logic, UI tests for each screen, and E2E tests for critical user journeys.</text:span></text:p>
      <text:p text:style-name="P2"><text:span text:style-name="T1"><text:s text:c="4"/>Performance Analytics: Use Android Studio's built-in tools to monitor app performance, including memory usage, energy consumption, and network usage.</text:span></text:p>
      <text:p text:style-name="P1"/>
      <text:p text:style-name="P2"><text:span text:style-name="T2">Use-cases</text:span></text:p>
      <text:p text:style-name="P1"/>
      <text:p text:style-name="P2"><text:span text:style-name="T1">1. Sign Up / Sign In</text:span></text:p>
      <text:p text:style-name="P2"><text:span text:style-name="T1"><text:s text:c="2"/>1.1 Sign up </text:span></text:p>
      <text:p text:style-name="P2"><text:span text:style-name="T1"><text:s text:c="4"/>- Username</text:span></text:p>
      <text:p text:style-name="P2"><text:span text:style-name="T1"><text:s text:c="4"/>- Email</text:span></text:p>
      <text:p text:style-name="P2"><text:span text:style-name="T1"><text:s text:c="4"/>- Password</text:span></text:p>
      <text:p text:style-name="P2"><text:span text:style-name="T1"><text:s text:c="4"/>- Password Again</text:span></text:p>
      <text:p text:style-name="P2"><text:span text:style-name="T1">2. Home screen</text:span></text:p>
      <text:p text:style-name="P2"><text:span text:style-name="T1"><text:s text:c="2"/>- Overview of daily calories burnt, calories consumed, time spent moving, body rating, bmi, water score.</text:span></text:p>
      <text:p text:style-name="P2"><text:span text:style-name="T1">3.Exercises plan <text:s/></text:span></text:p>
      <text:p text:style-name="P2"><text:span text:style-name="T1"><text:s text:c="2"/>- Log your exercise, can create a training plan </text:span></text:p>
      <text:p text:style-name="P2"><text:span text:style-name="T1"><text:s text:c="2"/>3.1 </text:span></text:p>
      <text:p text:style-name="P2"><text:span text:style-name="T1"><text:s text:c="2"/>- Each train has its own exercises -&gt; e.g., push ups 20 * 4, etc.</text:span></text:p>
      <text:p text:style-name="P2"><text:span text:style-name="T1"><text:s text:c="2"/>3.2 </text:span></text:p>
      <text:p text:style-name="P2"><text:span text:style-name="T1"><text:s text:c="2"/>- Screen to add an exercise, e.g., -&gt; add biceps exercise.</text:span></text:p>
      <text:p text:style-name="P2"><text:span text:style-name="T1"><text:s text:c="2"/>- Favorite exercises</text:span></text:p>
      <text:p text:style-name="P2"><text:soft-page-break/><text:span text:style-name="T1">4. Training </text:span></text:p>
      <text:p text:style-name="P2"><text:span text:style-name="T1"><text:s text:c="2"/>- Start training</text:span></text:p>
      <text:p text:style-name="P2"><text:span text:style-name="T1"><text:s text:c="2"/>- Exercises -&gt; e.g., train, interval from app, another exercise, etc.</text:span></text:p>
      <text:p text:style-name="P2"><text:span text:style-name="T1">5. Nutrition</text:span></text:p>
      <text:p text:style-name="P2"><text:span text:style-name="T1"><text:s text:c="2"/>- Add meal </text:span></text:p>
      <text:p text:style-name="P2"><text:span text:style-name="T1"><text:s text:c="2"/>- Create meal </text:span></text:p>
      <text:p text:style-name="P2"><text:span text:style-name="T1"><text:s text:c="2"/>- Delete meal </text:span></text:p>
      <text:p text:style-name="P2"><text:span text:style-name="T1"><text:s text:c="2"/>- Change meal </text:span></text:p>
      <text:p text:style-name="P2"><text:span text:style-name="T1">6. Settings </text:span></text:p>
      <text:p text:style-name="P2"><text:span text:style-name="T1"><text:s text:c="2"/>- Theme <text:s/></text:span></text:p>
      <text:p text:style-name="P2"><text:span text:style-name="T1"><text:s text:c="2"/>- Visually impaired </text:span></text:p>
      <text:p text:style-name="P2"><text:span text:style-name="T1"><text:s text:c="2"/>- Units </text:span></text:p>
      <text:p text:style-name="P2"><text:span text:style-name="T1"><text:s text:c="2"/>- Language </text:span></text:p>
      <text:p text:style-name="P2"><text:span text:style-name="T1"><text:s text:c="2"/>- Permissions </text:span></text:p>
      <text:p text:style-name="P2"><text:span text:style-name="T1"><text:s text:c="2"/>- Version </text:span></text:p>
      <text:p text:style-name="P2"><text:span text:style-name="T1"><text:s text:c="2"/>- Terms of Service <text:s/></text:span></text:p>
      <text:p text:style-name="P2"><text:span text:style-name="T1">7. Profile </text:span></text:p>
      <text:p text:style-name="P2"><text:span text:style-name="T1"><text:s text:c="2"/>- Weight </text:span></text:p>
      <text:p text:style-name="P2"><text:span text:style-name="T1"><text:s text:c="2"/>- Height</text:span></text:p>
      <text:p text:style-name="P2"><text:span text:style-name="T1"><text:s text:c="2"/>- Age</text:span></text:p>
      <text:p text:style-name="P2"><text:span text:style-name="T1"><text:s text:c="2"/>- Profile Photo</text:span></text:p>
      <text:p text:style-name="P2"><text:soft-page-break/><text:span text:style-name="T1"><text:s text:c="2"/>- Goals</text:span></text:p>
      <text:p text:style-name="P2"><text:span text:style-name="T1"><text:s text:c="2"/>- Change Data <text:s/></text:span></text:p>
      <text:p text:style-name="P2"><text:span text:style-name="T1"><text:s text:c="2"/>- Delete Profile</text:span></text:p>
      <text:p text:style-name="P1"/>
      <text:p text:style-name="P1"/>
      <text:p text:style-name="P5"><text:span text:style-name="T2">Wireframes:<text:line-break/></text:span><text:span text:style-name="T3">https://www.figma.com/file/eqXN4M7Eg7UFDSXImGuVg7/MTAA?type=design&amp;node-id=32%3A1161&amp;mode=design&amp;t=sdVYpTXG4TxOxzP3-1</text:span><text:span text:style-name="T1"><text:line-break/></text:span><text:span text:style-name="T2">UATs:</text:span></text:p>
      <text:p text:style-name="P5"><text:span text:style-name="T2">Positive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5">Test 1: vytvorenie noveho uzivatela</text:span>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6"><text:span text:style-name="T5">Vstupne podmienky</text:span></text:p>
          </table:table-cell>
          <table:table-cell table:style-name="Table1.B1" office:value-type="string">
            <text:p text:style-name="P6"><text:span text:style-name="T5">Pouzivatel sa nachadza na obrazovke prihlaseni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">Vystupne podmienky</text:span></text:p>
          </table:table-cell>
          <table:table-cell table:style-name="Table1.B1" office:value-type="string">
            <text:p text:style-name="P6"><text:span text:style-name="T5">Do databazy sa ulozia jeho prihlasovacie udaje, ktorimy sa nasledne bude moct prihlasit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5">Postup:</text:span></text:p>
          </table:table-cell>
          <table:table-cell table:style-name="Table1.B1" office:value-type="string">
            <text:p text:style-name="P6"><text:span text:style-name="T5">1. pouzivatel napise svoje prihlasovacie udaje (mail a heslo)</text:span></text:p>
            <text:p text:style-name="P7"/>
            <text:p text:style-name="P6"><text:span text:style-name="T5">2. Nasledne stalci tlacidlo Sign up na spodku obrzovky</text:span></text:p>
            <text:p text:style-name="P7"/>
            <text:p text:style-name="P6"><text:span text:style-name="T5">3. Nasledne mu bude oznamene ci registracia bola uspesna/neuspesna</text:span></text:p>
            <text:p text:style-name="P7"/>
            <text:p text:style-name="P6"><text:span text:style-name="T5">4. Moze sa prihlasit do aplikacie svojimi udajmi ktore zadal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5">Vysledok: PASS/FAIL</text:span></text:p>
          </table:table-cell>
          <table:table-cell table:style-name="Table1.B1" office:value-type="string">
            <text:p text:style-name="P7"/>
          </table:table-cell>
        </table:table-row>
      </table:table>
      <text:p text:style-name="Standard">Juraj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5">Test 2: Pridanie jedla do jedalnicku</text:span>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<text:span text:style-name="T5">Vstupne podmienky</text:span></text:p>
          </table:table-cell>
          <table:table-cell table:style-name="Table2.B1" office:value-type="string">
            <text:p text:style-name="P6"><text:span text:style-name="T5">Pouzivatel sa nachadza na obrazovke Nutrition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Vystupne podmienky</text:span></text:p>
          </table:table-cell>
          <table:table-cell table:style-name="Table2.B1" office:value-type="string">
            <text:p text:style-name="P6"><text:span text:style-name="T5">Inkrementuje sa mu hodnota total, protein, carbohydrates, fats, fibers, water v zavislosti od nutricnych hodnot jedla</text:span></text:p>
          </table:table-cell>
        </table:table-row>
        <table:table-row table:style-name="Table2.4">
          <table:table-cell table:style-name="Table2.A1" office:value-type="string">
            <text:p text:style-name="P6"><text:span text:style-name="T5">Postup:</text:span></text:p>
          </table:table-cell>
          <table:table-cell table:style-name="Table2.B1" office:value-type="string">
            <text:p text:style-name="P6"><text:span text:style-name="T5">1. pouzivatel na obrazovke nutrition stalci tlacidlo + ktore ho presmeruje na obrazovku Meals</text:span></text:p>
            <text:p text:style-name="P6"><text:span text:style-name="T5">2.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Vysledok: PASS/FAIL</text:span></text:p>
          </table:table-cell>
          <table:table-cell table:style-name="Table2.B1" office:value-type="string">
            <text:p text:style-name="P7"/>
          </table:table-cell>
        </table:table-row>
      </table:table>
      <text:p text:style-name="Standard">Juraj</text:p>
      <text:p text:style-name="Standard"><text:soft-page-break/></text:p>
      <text:p text:style-name="Standard"/>
      <text:p text:style-name="Standard"/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Test 3: prihlásenie ako registrovaný používateľ</text:p>
          </table:table-cell>
          <table:table-cell table:style-name="Table3.B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Vstupne podmienky</text:p>
          </table:table-cell>
          <table:table-cell table:style-name="Table3.B1" office:value-type="string">
            <text:p text:style-name="P3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3">Vystupne podmienky</text:p>
          </table:table-cell>
          <table:table-cell table:style-name="Table3.B1" office:value-type="string">
            <text:p text:style-name="P3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3">Postup:</text:p>
          </table:table-cell>
          <table:table-cell table:style-name="Table3.B1" office:value-type="string">
            <text:p text:style-name="P3">1. pouzivatel napise svoje prihlasovacie udaje (mail a heslo)</text:p>
            <text:p text:style-name="P3"/>
            <text:p text:style-name="P3">2. Nasledne stlaci tlacidlo Sign in na spodku obrazovky</text:p>
            <text:p text:style-name="P3"/>
            <text:p text:style-name="P3">3. Uvidi Obrazovku Home</text:p>
          </table:table-cell>
        </table:table-row>
        <table:table-row table:style-name="Table3.1">
          <table:table-cell table:style-name="Table3.A1" office:value-type="string">
            <text:p text:style-name="P3">Vysledok: PASS/FAIL</text:p>
          </table:table-cell>
          <table:table-cell table:style-name="Table3.B1" office:value-type="string">
            <text:p text:style-name="P3"/>
          </table:table-cell>
        </table:table-row>
      </table:table>
      <text:p text:style-name="Standard">Artem</text:p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Test 4: Zmena nastaveni</text:p>
          </table:table-cell>
          <table:table-cell table:style-name="Table4.B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Vstupne podmienky</text:p>
          </table:table-cell>
          <table:table-cell table:style-name="Table4.B1" office:value-type="string">
            <text:p text:style-name="P3">Pouzivatel sa nachadza na obrazovke home</text:p>
          </table:table-cell>
        </table:table-row>
        <table:table-row table:style-name="Table4.1">
          <table:table-cell table:style-name="Table4.A1" office:value-type="string">
            <text:p text:style-name="P3">Vystupne podmienky</text:p>
          </table:table-cell>
          <table:table-cell table:style-name="Table4.B1" office:value-type="string">
            <text:p text:style-name="P3">Pouzivatel’ zmeni jazyk a temu applikacie a uvidi zmeny</text:p>
          </table:table-cell>
        </table:table-row>
        <table:table-row table:style-name="Table4.4">
          <table:table-cell table:style-name="Table4.A1" office:value-type="string">
            <text:p text:style-name="P3">Postup:</text:p>
          </table:table-cell>
          <table:table-cell table:style-name="Table4.B1" office:value-type="string">
            <text:list xml:id="list1707224748" text:style-name="WWNum4">
              <text:list-item>
                <text:p text:style-name="P8">Pouzivatel stlaci tlacidlo “nastavenia”</text:p>
              </text:list-item>
            </text:list>
            <text:p text:style-name="P12">a dostane sa na obrazovku nastavenia</text:p>
            <text:list xml:id="list63839111161519" text:continue-numbering="true" text:style-name="WWNum4">
              <text:list-item>
                <text:p text:style-name="P8">pouzivatel stlaci language drop down menu a stlaci English</text:p>
              </text:list-item>
            </text:list>
            <text:p text:style-name="P3"/>
            <text:list xml:id="list63840655949101" text:continue-numbering="true" text:style-name="WWNum4">
              <text:list-item>
                <text:p text:style-name="P8"><text:s/>pouzivatel stlaci check-box dark theme.</text:p>
              </text:list-item>
            </text:list>
            <text:p text:style-name="P3"/>
            <text:list xml:id="list63839428194529" text:continue-numbering="true" text:style-name="WWNum4">
              <text:list-item>
                <text:p text:style-name="P8"><text:s/>Pouzivatel stlaci tlacidlo “ulozit”</text:p>
              </text:list-item>
            </text:list>
            <text:p text:style-name="P3"/>
            <text:list xml:id="list63839787167411" text:continue-numbering="true" text:style-name="WWNum4">
              <text:list-item>
                <text:p text:style-name="P8"><text:s/>Jazyk sa zmenil na anglicky a tema na tmavu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">Vysledok: PASS/FAIL</text:p>
          </table:table-cell>
          <table:table-cell table:style-name="Table4.B1" office:value-type="string">
            <text:p text:style-name="P3"/>
          </table:table-cell>
        </table:table-row>
      </table:table>
      <text:p text:style-name="Standard">Artem</text:p>
      <text:p text:style-name="P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">Test 5: Aktualizácia profilu</text:p>
          </table:table-cell>
          <table:table-cell table:style-name="Table5.B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>Vstupne podmienky</text:p>
          </table:table-cell>
          <table:table-cell table:style-name="Table5.B1" office:value-type="string">
            <text:p text:style-name="P3">Pouzivatel sa nachadza na obrazovke home</text:p>
          </table:table-cell>
        </table:table-row>
        <table:table-row table:style-name="Table5.1">
          <table:table-cell table:style-name="Table5.A1" office:value-type="string">
            <text:p text:style-name="P3">Vystupne podmienky</text:p>
          </table:table-cell>
          <table:table-cell table:style-name="Table5.B1" office:value-type="string">
            <text:p text:style-name="P3">Pouzivatel’ zmeni svoju vahu a cielovu vahu v profilu</text:p>
          </table:table-cell>
        </table:table-row>
        <table:table-row table:style-name="Table5.4">
          <table:table-cell table:style-name="Table5.A1" office:value-type="string">
            <text:p text:style-name="P3">Postup:</text:p>
          </table:table-cell>
          <table:table-cell table:style-name="Table5.B1" office:value-type="string">
            <text:list xml:id="list1868376833" text:style-name="WWNum1">
              <text:list-item>
                <text:p text:style-name="P9">Pouzivatel stlaci tlacidlo “profil”</text:p>
              </text:list-item>
            </text:list>
            <text:p text:style-name="P12">a dostane sa na obrazovku profilu</text:p>
            <text:list xml:id="list63839786073841" text:continue-numbering="true" text:style-name="WWNum1">
              <text:list-item>
                <text:p text:style-name="P9">pouzivatel stlaci vaha vstupne pole a otvori sa mu cislova klávesnica.</text:p>
              </text:list-item>
            </text:list>
            <text:p text:style-name="P3"/>
            <text:list xml:id="list63839968638267" text:continue-numbering="true" text:style-name="WWNum1">
              <text:list-item>
                <text:p text:style-name="P9"><text:s/>pouzivatel vlozi novu vahu</text:p>
              </text:list-item>
            </text:list>
            <text:p text:style-name="P3"/>
            <text:list xml:id="list63840375301996" text:continue-numbering="true" text:style-name="WWNum1">
              <text:list-item>
                <text:p text:style-name="P9">pouzivatel stlaci cielova vaha vstupne pole a otvori sa mu cislova klávesnica.</text:p>
              </text:list-item>
            </text:list>
            <text:p text:style-name="P3"/>
            <text:list xml:id="list63838833873930" text:continue-numbering="true" text:style-name="WWNum1">
              <text:list-item>
                <text:p text:style-name="P9"><text:s/>pouzivatel vlozi novu cielovu vahu</text:p>
              </text:list-item>
              <text:list-item>
                <text:p text:style-name="P9">pouzivatel stlaci tlacidlo ulozit’ a dostane sa na home obrazovku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Vysledok: PASS/FAIL</text:p>
          </table:table-cell>
          <table:table-cell table:style-name="Table5.B1" office:value-type="string">
            <text:p text:style-name="P3"/>
          </table:table-cell>
        </table:table-row>
      </table:table>
      <text:p text:style-name="Standard"/>
      <text:p text:style-name="Standard">Artem</text:p>
      <text:p text:style-name="Standard"/>
      <text:p text:style-name="Standard"><text:span text:style-name="T7">Negative</text:span></text:p>
      <text:p text:style-name="P4"/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Test 8: Prihlasenie s nespravnymi udajmi</text:p>
          </table:table-cell>
          <table:table-cell table:style-name="Table6.B1" office:value-type="string">
            <text:p text:style-name="P3"/>
          </table:table-cell>
        </table:table-row>
        <table:table-row table:style-name="Table6.2">
          <table:table-cell table:style-name="Table6.A1" office:value-type="string">
            <text:p text:style-name="P3">Vstupne podmienky</text:p>
          </table:table-cell>
          <table:table-cell table:style-name="Table6.B1" office:value-type="string">
            <text:p text:style-name="P3">Pouzivatel sa nachadza na obrazovke prihlasenie, ma pripojenie na internet.</text:p>
          </table:table-cell>
        </table:table-row>
        <table:table-row table:style-name="Table6.3">
          <table:table-cell table:style-name="Table6.A1" office:value-type="string">
            <text:p text:style-name="P3">Vystupne podmienky</text:p>
          </table:table-cell>
          <table:table-cell table:style-name="Table6.B1" office:value-type="string">
            <text:p text:style-name="P3">Pouzivatel’ dostane spravu: “Chybne udaje”</text:p>
          </table:table-cell>
        </table:table-row>
        <table:table-row table:style-name="Table6.4">
          <table:table-cell table:style-name="Table6.A1" office:value-type="string">
            <text:p text:style-name="P3">Postup:</text:p>
          </table:table-cell>
          <table:table-cell table:style-name="Table6.B1" office:value-type="string">
            <text:list xml:id="list3986079077" text:style-name="WWNum2">
              <text:list-item>
                <text:p text:style-name="P10">Pouzivatel napise “1111111” do emailu</text:p>
              </text:list-item>
              <text:list-item>
                <text:p text:style-name="P10">Pouzivatel napise “23123131” do hesla.</text:p>
              </text:list-item>
              <text:list-item>
                <text:p text:style-name="P10">pouzivatel’ stlaci tlacidlo prihlasit sa</text:p>
              </text:list-item>
              <text:list-item>
                <text:p text:style-name="P10">pouzivatel’ uvidi spravu: “Chybne udaje”</text:p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3">Vysledok: PASS/FAIL</text:p>
          </table:table-cell>
          <table:table-cell table:style-name="Table6.B1" office:value-type="string">
            <text:p text:style-name="P3"/>
          </table:table-cell>
        </table:table-row>
      </table:table>
      <text:p text:style-name="P4"/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Test 9: vymazať profil bez riadneho potvrdenia.</text:p>
          </table:table-cell>
          <table:table-cell table:style-name="Table7.B1" office:value-type="string">
            <text:p text:style-name="P3"/>
          </table:table-cell>
        </table:table-row>
        <table:table-row table:style-name="Table7.2">
          <table:table-cell table:style-name="Table7.A1" office:value-type="string">
            <text:p text:style-name="P3">Vstupne podmienky</text:p>
          </table:table-cell>
          <table:table-cell table:style-name="Table7.B1" office:value-type="string">
            <text:p text:style-name="P3">Pouzivatel je prihlaseny ako test pouzivatel’ a jsa nacha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3">Vystupne podmienky</text:p>
          </table:table-cell>
          <table:table-cell table:style-name="Table7.B1" office:value-type="string">
            <text:p text:style-name="P3">Pouzivatel’ dostane spravu: “Chybne heslo”</text:p>
          </table:table-cell>
        </table:table-row>
        <table:table-row table:style-name="Table7.4">
          <table:table-cell table:style-name="Table7.A1" office:value-type="string">
            <text:p text:style-name="P3">Postup:</text:p>
          </table:table-cell>
          <table:table-cell table:style-name="Table7.B1" office:value-type="string">
            <text:list xml:id="list3093645835" text:style-name="WWNum3">
              <text:list-item>
                <text:p text:style-name="P11">Pouzivatel stlaci tlacidlo “Vymazat’ profi’” a dostane sa na obrazovku s potvrdeniem.</text:p>
              </text:list-item>
              <text:list-item>
                <text:p text:style-name="P11">Pouzivatel napise “23123131” do hesla .</text:p>
              </text:list-item>
              <text:list-item>
                <text:p text:style-name="P11">pouzivatel’ stlaci tlacidlo “vymazat’”</text:p>
              </text:list-item>
              <text:list-item>
                <text:p text:style-name="P11">pouzivatel’ uvidi spravu: “Chybne heslo”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3">Vysledok: PASS/FAIL</text:p>
          </table:table-cell>
          <table:table-cell table:style-name="Table7.B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6" meta:paragraph-count="144" meta:word-count="822" meta:character-count="5676" meta:non-whitespace-character-count="4866"/>
    <meta:generator>LibreOfficeDev/6.0.5.2$Linux_X86_64 LibreOffice_project/</meta:generator>
  </office:meta>
</office:document-meta>
</file>